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48pt" style:font-size-asian="42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style:text-underline-style="none"/>
    </style:style>
    <style:style style:name="T2" style:family="text">
      <style:text-properties style:font-name="Liberation Serif" style:text-underline-style="none"/>
    </style:style>
    <style:style style:name="T3" style:family="text">
      <style:text-properties style:font-name="Liberation Serif" style:text-underline-style="none" style:font-size-asian="12pt"/>
    </style:style>
    <style:style style:name="T4" style:family="text">
      <style:text-properties style:font-name="Liberation Serif" fo:font-style="normal" fo:font-weight="normal" style:font-name-asian="DejaVu Sans Mono" style:font-size-asian="12pt" style:font-style-asian="normal" style:font-weight-asian="normal" style:font-name-complex="DejaVu Sans Mono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eb Faruki</text:p>
      <text:p text:style-name="P1">Dr. Xiaoxu Han</text:p>
      <text:p text:style-name="P1">CISC4080 Algorithms</text:p>
      <text:p text:style-name="P1">November 4, 2013</text:p>
      <text:p text:style-name="P2">Homework 2</text:p>
      <text:p text:style-name="P5">Part 1A</text:p>
      <text:p text:style-name="P3">1<draw:frame draw:style-name="fr1" draw:name="Object1" text:anchor-type="as-char" svg:y="-1.9839in" svg:width="2.3917in" svg:height="3.9083in" draw:z-index="0"><draw:object xlink:href="./Object 1" xlink:type="simple" xlink:show="embed" xlink:actuate="onLoad"/><draw:image xlink:href="./ObjectReplacements/Object 1" xlink:type="simple" xlink:show="embed" xlink:actuate="onLoad"/></draw:frame>2<draw:frame draw:style-name="fr1" draw:name="Object2" text:anchor-type="as-char" svg:y="-0.7252in" svg:width="1.3917in" svg:height="1.4161in" draw:z-index="1"><draw:object xlink:href="./Object 2" xlink:type="simple" xlink:show="embed" xlink:actuate="onLoad"/><draw:image xlink:href="./ObjectReplacements/Object 2" xlink:type="simple" xlink:show="embed" xlink:actuate="onLoad"/></draw:frame>3<draw:frame draw:style-name="fr1" draw:name="Object3" text:anchor-type="as-char" svg:y="-0.6291in" svg:width="1.6516in" svg:height="1.2244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5">Part 2A</text:p>
      <text:p text:style-name="P4"><draw:frame draw:style-name="fr1" draw:name="Object4" text:anchor-type="as-char" svg:y="-1.9728in" svg:width="1.7189in" svg:height="3.8874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5" text:anchor-type="as-char" svg:y="-0.9839in" svg:width="1.6681in" svg:height="1.909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text:soft-page-break/>Part 2B</text:p>
      <text:p text:style-name="P6">Worst:<text:tab/><text:tab/><text:tab/>Average:</text:p>
      <text:p text:style-name="P6"><draw:frame draw:style-name="fr2" draw:name="Object6" text:anchor-type="as-char" svg:y="-0.152in" svg:width="0.898in" svg:height="0.2in" draw:z-index="5"><draw:object xlink:href="./Object 6" xlink:type="simple" xlink:show="embed" xlink:actuate="onLoad"/><draw:image xlink:href="./ObjectReplacements/Object 6" xlink:type="simple" xlink:show="embed" xlink:actuate="onLoad"/></draw:frame><text:tab/><draw:frame draw:style-name="fr2" draw:name="Object7" text:anchor-type="as-char" svg:y="-0.152in" svg:width="0.898in" svg:height="0.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5">Part 3B</text:p>
      <text:p text:style-name="P5"/>
      <text:p text:style-name="P7">Best, worst, and average case performance for isSorted() is linear. Therefore, time complexity for quickSort() in any case is simply <draw:frame draw:style-name="fr2" draw:name="Object8" text:anchor-type="as-char" svg:y="-0.152in" svg:width="1.7957in" svg:height="0.2in" draw:z-index="7"><draw:object xlink:href="./Object 8" xlink:type="simple" xlink:show="embed" xlink:actuate="onLoad"/><draw:image xlink:href="./ObjectReplacements/Object 8" xlink:type="simple" xlink:show="embed" xlink:actuate="onLoad"/></draw:frame>. Every call to quickSort equals one call to isSorted(). </text:p>
      <text:p text:style-name="P8"><text:span text:style-name="T1"><draw:frame draw:style-name="fr2" draw:name="Object9" text:anchor-type="as-char" svg:y="-0.2437in" svg:width="1.4555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isSorted is subsu</text:span><text:span text:style-name="T2">med by</text:span><text:span text:style-name="T3"> </text:span><text:span text:style-name="T4">Θ(n), since it's contribution to the workload is additive, not multiplicative. Θ(n) is still equal to n.</text:span></text:p>
      <text:p text:style-name="P8"><text:span text:style-name="T4"/></text:p>
      <text:p text:style-name="P8"><text:span text:style-name="T4">Best:<text:tab/><text:tab/><text:tab/><text:tab/>Worst:<text:tab/><text:tab/><text:tab/>Average:</text:span></text:p>
      <text:p text:style-name="P8"><text:span text:style-name="T4"><draw:frame draw:style-name="fr2" draw:name="Object10" text:anchor-type="as-char" svg:y="-0.152in" svg:width="1.3335in" svg:height="0.200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<text:tab/></text:span><text:span text:style-name="T4"><draw:frame draw:style-name="fr2" draw:name="Object11" text:anchor-type="as-char" svg:y="-0.172in" svg:width="0.9492in" svg:height="0.2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"><text:tab/></text:span><text:span text:style-name="T4"><draw:frame draw:style-name="fr2" draw:name="Object12" text:anchor-type="as-char" svg:y="-0.152in" svg:width="1.3335in" svg:height="0.200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6"/>
      <text:p text:style-name="P5">Part 2C</text:p>
      <text:p text:style-name="P8"><text:span text:style-name="T4">Best:<text:tab/><text:tab/><text:tab/>Worst:</text:span></text:p>
      <text:p text:style-name="P7"><text:span text:style-name="T4"><draw:frame draw:style-name="fr2" draw:name="Object13" text:anchor-type="as-char" svg:y="-0.152in" svg:width="1.0634in" svg:height="0.200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"><text:tab/></text:span><text:span text:style-name="T4"><draw:frame draw:style-name="fr2" draw:name="Object15" text:anchor-type="as-char" svg:y="-0.152in" svg:width="1.4252in" svg:height="0.2008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">Not sure how to calculate average-c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uki </meta:initial-creator>
    <meta:creation-date>2013-11-04T22:20:42</meta:creation-date>
    <dc:date>2013-11-14T20:00:08</dc:date>
    <dc:creator>faruki </dc:creator>
    <meta:editing-duration>PT6H41M10S</meta:editing-duration>
    <meta:editing-cycles>43</meta:editing-cycles>
    <meta:generator>LibreOffice/3.5$Linux_x86 LibreOffice_project/350m1$Build-2</meta:generator>
    <meta:document-statistic meta:table-count="0" meta:image-count="0" meta:object-count="14" meta:page-count="2" meta:paragraph-count="20" meta:word-count="89" meta:character-count="542" meta:non-whitespace-character-count="443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sup>
                  <mi>c</mi>
                  <mi>n</mi>
                </msup>
              </mrow>
            </mrow>
            <mi>,</mi>
            <mi/>
            <mi mathvariant="italic">where</mi>
            <mi/>
            <mrow>
              <mi>c</mi>
              <mo stretchy="false">&gt;</mo>
              <mn>1</mn>
            </mrow>
          </mrow>
        </mtd>
      </mtr>
      <mtr>
        <mtd>
          <mrow>
            <mrow>
              <mrow>
                <msub>
                  <mi>T</mi>
                  <mn>2</mn>
                </msub>
                <mo stretchy="false">−</mo>
                <msub>
                  <mi>T</mi>
                  <mn>1</mn>
                </msub>
              </mrow>
              <mo stretchy="false">=</mo>
              <msup>
                <mi>c</mi>
                <mn>2</mn>
              </msup>
            </mrow>
          </mrow>
        </mtd>
      </mtr>
      <mtr>
        <mtd>
          <mrow>
            <mrow>
              <mrow>
                <msub>
                  <mi>T</mi>
                  <mn>3</mn>
                </msub>
                <mo stretchy="false">−</mo>
                <msub>
                  <mi>T</mi>
                  <mn>2</mn>
                </msub>
              </mrow>
              <mo stretchy="false">=</mo>
              <msup>
                <mi>c</mi>
                <mn>3</mn>
              </msup>
            </mrow>
          </mrow>
        </mtd>
      </mtr>
      <mtr>
        <mtd>
          <mrow>
            <mn>...</mn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=</mo>
              <msup>
                <mi>c</mi>
                <mi>n</mi>
              </msup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row>
                  <mrow>
                    <msup>
                      <mi>c</mi>
                      <mn>2</mn>
                    </msup>
                    <mo stretchy="false">+</mo>
                    <msup>
                      <mi>c</mi>
                      <mn>3</mn>
                    </msup>
                  </mrow>
                  <mo stretchy="false">+</mo>
                  <mn>...</mn>
                </mrow>
                <mo stretchy="false">+</mo>
                <msup>
                  <mi>c</mi>
                  <mi>n</mi>
                </msup>
              </mrow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sup>
                  <mi>c</mi>
                  <mn>2</mn>
                </msup>
                <mo stretchy="false">⋅</mo>
                <mrow>
                  <mo stretchy="false">(</mo>
                  <mrow>
                    <mrow>
                      <mrow>
                        <mrow>
                          <mrow>
                            <mrow>
                              <mn>1</mn>
                              <mo stretchy="false">+</mo>
                              <mi>c</mi>
                            </mrow>
                            <mo stretchy="false">+</mo>
                            <msup>
                              <mi>c</mi>
                              <mn>2</mn>
                            </msup>
                          </mrow>
                          <mo stretchy="false">+</mo>
                          <msup>
                            <mi>c</mi>
                            <mn>3</mn>
                          </msup>
                        </mrow>
                        <mo stretchy="false">+</mo>
                        <mn>...</mn>
                      </mrow>
                      <mo stretchy="false">+</mo>
                      <msup>
                        <mi>c</mi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p>
                    </mrow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n>1</mn>
                    <mo stretchy="false">+</mo>
                    <mi>r</mi>
                  </mrow>
                  <mo stretchy="false">+</mo>
                  <msup>
                    <mi>r</mi>
                    <mn>2</mn>
                  </msup>
                </mrow>
                <mo stretchy="false">+</mo>
                <mn>...</mn>
              </mrow>
              <mo stretchy="false">+</mo>
              <msup>
                <mi>r</mi>
                <mrow>
                  <mrow>
                    <mi>k</mi>
                    <mo stretchy="false">−</mo>
                    <mn>1</mn>
                  </mrow>
                </mrow>
              </msup>
            </mrow>
            <mrow>
              <mi/>
              <mo stretchy="false">=</mo>
              <mi/>
            </mrow>
            <mfrac>
              <mrow>
                <mrow>
                  <msup>
                    <mi>r</mi>
                    <mi>k</mi>
                  </msup>
                  <mo stretchy="false">−</mo>
                  <mn>1</mn>
                </mrow>
              </mrow>
              <mrow>
                <mrow>
                  <mi>r</mi>
                  <mo stretchy="false">−</mo>
                  <mn>1</mn>
                </mrow>
              </mrow>
            </mfrac>
          </mrow>
        </mtd>
      </mtr>
      <mtr>
        <mtd>
          <mrow>
            <mrow>
              <mrow>
                <mrow>
                  <mrow>
                    <mn>1</mn>
                    <mo stretchy="false">+</mo>
                    <mi>c</mi>
                  </mrow>
                  <mo stretchy="false">+</mo>
                  <msup>
                    <mi>c</mi>
                    <mn>2</mn>
                  </msup>
                </mrow>
                <mo stretchy="false">+</mo>
                <mn>...</mn>
              </mrow>
              <mo stretchy="false">+</mo>
              <msup>
                <mi>c</mi>
                <mrow>
                  <mrow>
                    <mi>n</mi>
                    <mo stretchy="false">−</mo>
                    <mn>1</mn>
                  </mrow>
                </mrow>
              </msup>
            </mrow>
            <mrow>
              <mi/>
              <mo stretchy="false">=</mo>
              <mi/>
            </mrow>
            <mfrac>
              <mrow>
                <mrow>
                  <msup>
                    <mi>c</mi>
                    <mi>n</mi>
                  </msup>
                  <mo stretchy="false">−</mo>
                  <mn>1</mn>
                </mrow>
              </mrow>
              <mrow>
                <mrow>
                  <mi>c</mi>
                  <mo stretchy="false">−</mo>
                  <mn>1</mn>
                </mrow>
              </mrow>
            </mfrac>
          </mrow>
        </mtd>
      </mtr>
      <mtr>
        <mtd>
          <mrow/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sup>
                  <mi>c</mi>
                  <mn>2</mn>
                </msup>
                <mo stretchy="false">⋅</mo>
                <mrow>
                  <mfrac>
                    <mrow>
                      <mrow>
                        <msup>
                          <mi>c</mi>
                          <mi>n</mi>
                        </msup>
                        <mo stretchy="false">−</mo>
                        <mn>1</mn>
                      </mrow>
                    </mrow>
                    <mrow>
                      <mrow>
                        <mi>c</mi>
                        <mo stretchy="false">−</mo>
                        <mn>1</mn>
                      </mrow>
                    </mrow>
                  </mfrac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frac>
                <mrow>
                  <mrow>
                    <msup>
                      <mi>c</mi>
                      <mrow>
                        <mrow>
                          <mi>n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i>c</mi>
                      <mn>2</mn>
                    </msup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  <mrow>
              <mi/>
              <mo stretchy="false">=</mo>
              <mi/>
            </mrow>
            <mstyle mathvariant="bold">
              <mrow>
                <mrow>
                  <mi>Θ</mi>
                  <mrow>
                    <mo stretchy="false">(</mo>
                    <mrow>
                      <msup>
                        <mi>c</mi>
                        <mi>n</mi>
                      </msup>
                    </mrow>
                    <mo stretchy="false">)</mo>
                  </mrow>
                </mrow>
              </mrow>
            </mstyle>
          </mrow>
        </mtd>
      </mtr>
    </mtable>
    <annotation encoding="StarMath 5.0">T_n=T_{n-1}+c^n,~where`c&gt;1 newline
T_2-T_1=c^2 newline
T_3-T_2=c^3 newline
... newline
T_n-T_{n-1}=c^n newline
T_n-T_1=c^2+c^3+...+c^n newline
T_n-T_1=c^2 cdot (1+c+c^2+c^3+...+c^{n-1}) newline newline
1+r+r^2+...+r^{k-1}~=~{r^k-1}over{r-1} newline
1+c+c^2+...+c^{n-1}~=~{c^n-1}over{c-1} newline newline
T_n-T_1=c^2 cdot {{c^n-1} over {c-1}} newline newline
T_n-T_1={c^{n+1}-c^2} over {c-1} ~=~ bold {Θ(c^n)}</annotation>
  </semantics>
</math>
</file>

<file path=Object 10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 mathvariant="italic">nlo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T(n) = Θ(nlog(n))</annotation>
  </semantics>
</math>
</file>

<file path=Object 11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sup>
            <mi>n</mi>
            <mn>2</mn>
          </msup>
        </mrow>
        <mo stretchy="false">)</mo>
      </mrow>
    </mrow>
    <annotation encoding="StarMath 5.0">T(n) = Θ(n^2)</annotation>
  </semantics>
</math>
</file>

<file path=Object 12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 mathvariant="italic">nlo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T(n) = Θ(nlog(n))</annotation>
  </semantics>
</math>
</file>

<file path=Object 13/content.xml><?xml version="1.0" encoding="utf-8"?>
<math xmlns="http://www.w3.org/1998/Math/MathML">
  <semantics>
    <mrow>
      <mi>T</mi>
      <mrow>
        <mrow>
          <mo stretchy="false">(</mo>
          <mrow>
            <mi>a</mi>
            <mi>,</mi>
            <mi>b</mi>
          </mrow>
          <mo stretchy="false">)</mo>
        </mrow>
        <mo stretchy="false">=</mo>
        <mi>Θ</mi>
      </mrow>
      <mrow>
        <mo stretchy="false">(</mo>
        <mrow>
          <mn>1</mn>
        </mrow>
        <mo stretchy="false">)</mo>
      </mrow>
    </mrow>
    <annotation encoding="StarMath 5.0">T(a,b) = Θ(1)</annotation>
  </semantics>
</math>
</file>

<file path=Object 15/content.xml><?xml version="1.0" encoding="utf-8"?>
<math xmlns="http://www.w3.org/1998/Math/MathML">
  <semantics>
    <mrow>
      <mi>T</mi>
      <mrow>
        <mrow>
          <mo stretchy="false">(</mo>
          <mrow>
            <mi>a</mi>
            <mi>,</mi>
            <mi>b</mi>
          </mrow>
          <mo stretchy="false">)</mo>
        </mrow>
        <mo stretchy="false">=</mo>
        <mi>Θ</mi>
      </mrow>
      <mrow>
        <mo stretchy="false">(</mo>
        <mrow>
          <mi>log</mi>
          <mrow>
            <mo stretchy="false">(</mo>
            <mrow>
              <mi>b</mi>
            </mrow>
            <mo stretchy="false">)</mo>
          </mrow>
        </mrow>
        <mo stretchy="false">)</mo>
      </mrow>
    </mrow>
    <annotation encoding="StarMath 5.0">T(a,b) = Θ(log(b))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n>16T</mn>
            </mrow>
            <mrow>
              <mrow>
                <mrow>
                  <mo stretchy="false">(</mo>
                  <mrow>
                    <mfrac>
                      <mi>n</mi>
                      <mn>4</mn>
                    </mfrac>
                  </mrow>
                  <mo stretchy="false">)</mo>
                </mrow>
              </mrow>
              <mo stretchy="false">+</mo>
              <msup>
                <mi>n</mi>
                <mn>3</mn>
              </msup>
            </mrow>
          </mrow>
        </mtd>
      </mtr>
      <mtr>
        <mtd>
          <mrow>
            <mrow>
              <mi>a</mi>
              <mo stretchy="false">=</mo>
              <mn>16,</mn>
            </mrow>
            <mi/>
            <mrow>
              <mi>b</mi>
              <mo stretchy="false">=</mo>
              <mn>4,</mn>
            </mrow>
            <mi/>
            <mrow>
              <mi>d</mi>
              <mo stretchy="false">=</mo>
              <mn>3</mn>
            </mrow>
          </mrow>
        </mtd>
      </mtr>
      <mtr>
        <mtd>
          <mrow/>
        </mtd>
      </mtr>
      <mtr>
        <mtd>
          <mrow>
            <mrow>
              <mi>a</mi>
              <mo stretchy="false">&lt;</mo>
              <msup>
                <mi>b</mi>
                <mi>d</mi>
              </msup>
            </mrow>
            <mo stretchy="false">→</mo>
            <mrow>
              <mn>16</mn>
              <mo stretchy="false">&lt;</mo>
              <msup>
                <mn>4</mn>
                <mn>3</mn>
              </msup>
            </mrow>
          </mrow>
        </mtd>
      </mtr>
      <mtr>
        <mtd>
          <mrow/>
        </mtd>
      </mtr>
      <mtr>
        <mtd>
          <mrow>
            <mstyle mathvariant="bold">
              <mrow>
                <mrow>
                  <mrow>
                    <msub>
                      <mi>T</mi>
                      <mi>n</mi>
                    </msub>
                    <mo stretchy="false">=</mo>
                    <mi>Θ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style>
          </mrow>
        </mtd>
      </mtr>
    </mtable>
    <annotation encoding="StarMath 5.0">T_n=16T{(n over 4)}+n^3 newline
a = 16, ~ b = 4, ~ d= 3 newline newline
a&lt;b^d rightarrow 16&lt;4^3 newline newline
bold {T_n = Θ(n)}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n>25T</mn>
            </mrow>
            <mrow>
              <mrow>
                <mrow>
                  <mo stretchy="false">(</mo>
                  <mrow>
                    <mfrac>
                      <mi>n</mi>
                      <mn>36</mn>
                    </mfrac>
                  </mrow>
                  <mo stretchy="false">)</mo>
                </mrow>
              </mrow>
              <mo stretchy="false">+</mo>
              <msup>
                <mi>n</mi>
                <mrow>
                  <mrow>
                    <mn>3</mn>
                    <mo stretchy="false">/</mo>
                    <mn>2</mn>
                  </mrow>
                </mrow>
              </msup>
            </mrow>
            <mi mathvariant="italic">logn</mi>
          </mrow>
        </mtd>
      </mtr>
      <mtr>
        <mtd>
          <mrow>
            <mrow>
              <mi>a</mi>
              <mo stretchy="false">=</mo>
              <mn>25,</mn>
            </mrow>
            <mi/>
            <mrow>
              <mi>b</mi>
              <mo stretchy="false">=</mo>
              <mn>36,</mn>
            </mrow>
            <mi/>
            <mrow>
              <mi>d</mi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i>a</mi>
              <mo stretchy="false">&lt;</mo>
              <msup>
                <mi>b</mi>
                <mi>d</mi>
              </msup>
            </mrow>
            <mo stretchy="false">→</mo>
            <mrow>
              <mn>25</mn>
              <mo stretchy="false">&lt;</mo>
              <msup>
                <mn>36</mn>
                <mn>1</mn>
              </msup>
            </mrow>
          </mrow>
        </mtd>
      </mtr>
      <mtr>
        <mtd>
          <mrow>
            <mstyle mathvariant="bold">
              <mrow>
                <mrow>
                  <mrow>
                    <msub>
                      <mi>T</mi>
                      <mi>n</mi>
                    </msub>
                    <mo stretchy="false">=</mo>
                    <mi>Θ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style>
          </mrow>
        </mtd>
      </mtr>
    </mtable>
    <annotation encoding="StarMath 5.0">T_n=25T{(n over 36)} + n^{3/2} logn newline
a=25, ~ b=36, ~ d=1 newline newline
a &lt; b^d rightarrow 25&lt;36^1 newline
bold {T_n = Θ(n)}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>T</mi>
                <mn>1</mn>
              </msub>
              <mo stretchy="false">=</mo>
              <mn>1,</mn>
            </mrow>
            <mi/>
            <mrow>
              <msub>
                <mi>T</mi>
                <mi>n</mi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i>n</mi>
                      <mn>2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>
            <mrow>
              <mi>n</mi>
              <mo stretchy="false">=</mo>
              <mfrac>
                <mi>n</mi>
                <mn>2,</mn>
              </mfrac>
            </mrow>
            <mi/>
            <mi mathvariant="italic">so...</mi>
          </mrow>
        </mtd>
      </mtr>
      <mtr>
        <mtd>
          <mrow>
            <mrow>
              <msub>
                <mi>T</mi>
                <mrow>
                  <mfrac>
                    <mi>n</mi>
                    <mn>2</mn>
                  </mfrac>
                </mrow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row>
                        <mo stretchy="false">(</mo>
                        <mrow>
                          <mrow>
                            <mfrac>
                              <mi>n</mi>
                              <mn>2</mn>
                            </mfrac>
                          </mrow>
                        </mrow>
                        <mo stretchy="false">)</mo>
                      </mrow>
                      <mn>2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>
            <mrow>
              <mi/>
              <mo stretchy="false">=</mo>
              <mi/>
            </mrow>
            <mn>4T</mn>
            <mrow>
              <mrow>
                <mrow>
                  <mo stretchy="false">(</mo>
                  <mrow>
                    <mrow>
                      <mfrac>
                        <mi>n</mi>
                        <mn>4</mn>
                      </mfrac>
                    </mrow>
                  </mrow>
                  <mo stretchy="false">)</mo>
                </mrow>
                <mo stretchy="false">+</mo>
                <mn>2c</mn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2</mn>
                </mrow>
              </msup>
            </mrow>
            <mi>T</mi>
            <mrow>
              <mrow>
                <mrow>
                  <mo stretchy="false">(</mo>
                  <mrow>
                    <mrow>
                      <mfrac>
                        <mi>n</mi>
                        <msup>
                          <mn>2</mn>
                          <mn>2</mn>
                        </msup>
                      </mfrac>
                    </mrow>
                  </mrow>
                  <mo stretchy="false">)</mo>
                </mrow>
                <mo stretchy="false">+</mo>
                <mn>2c</mn>
              </mrow>
              <mo stretchy="false">+</mo>
              <mi>c</mi>
            </mrow>
          </mrow>
        </mtd>
      </mtr>
      <mtr>
        <mtd>
          <mrow>
            <mrow>
              <msub>
                <mi>T</mi>
                <mrow>
                  <mfrac>
                    <mi>n</mi>
                    <mn>4</mn>
                  </mfrac>
                </mrow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i>n</mi>
                      <mn>8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2</mn>
                </mrow>
              </msup>
            </mrow>
            <mrow>
              <mo stretchy="false">[</mo>
              <mrow>
                <mn>2T</mn>
                <mrow>
                  <mrow>
                    <mrow>
                      <mo stretchy="false">(</mo>
                      <mrow>
                        <mfrac>
                          <mi>n</mi>
                          <mn>8</mn>
                        </mfrac>
                      </mrow>
                      <mo stretchy="false">)</mo>
                    </mrow>
                    <mo stretchy="false">+</mo>
                    <mn>2c</mn>
                  </mrow>
                  <mo stretchy="false">+</mo>
                  <mi>c</mi>
                </mrow>
              </mrow>
              <mo stretchy="false">]</mo>
            </mrow>
          </mrow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3</mn>
                </mrow>
              </msup>
            </mrow>
            <mi>T</mi>
            <mrow>
              <mrow>
                <mo stretchy="false">(</mo>
                <mrow>
                  <mfrac>
                    <mi>n</mi>
                    <mn>8</mn>
                  </mfrac>
                </mrow>
                <mo stretchy="false">)</mo>
              </mrow>
              <mo stretchy="false">+</mo>
              <msup>
                <mn>2</mn>
                <mrow>
                  <mn>2</mn>
                </mrow>
              </msup>
            </mrow>
            <mrow>
              <mrow>
                <mi>c</mi>
                <mo stretchy="false">+</mo>
                <mn>2c</mn>
              </mrow>
              <mo stretchy="false">+</mo>
              <mi>c</mi>
            </mrow>
          </mrow>
        </mtd>
      </mtr>
    </mtable>
    <annotation encoding="StarMath 5.0">T_1=1,~T_n=2T({n over 2})+c newline
n=n over 2,~~ so... newline
T_{n over 2}=2T({({n over 2})over 2})+c newline
~=~4T({n over 4})+2c+c newline newline
T_n=2^{2}T({n over 2^2})+2c+c newline
T_{n over 4}=2T({n over 8})+c newline newline
T_n=2^{2}[2T(n over 8)+2c+c] newline
T_n=2^{3}T(n over 8)+2^{2}c+2c+c</annotation>
  </semantics>
</math>
</file>

<file path=Object 5/content.xml><?xml version="1.0" encoding="utf-8"?>
<math xmlns="http://www.w3.org/1998/Math/MathML">
  <semantics>
    <mtable>
      <mtr>
        <mtd>
          <mrow>
            <mrow>
              <mi/>
              <mo stretchy="false">=</mo>
              <mrow>
                <mrow>
                  <mrow>
                    <mrow>
                      <mn>1</mn>
                      <mo stretchy="false">+</mo>
                      <mi>r</mi>
                    </mrow>
                    <mo stretchy="false">+</mo>
                    <msup>
                      <mi>r</mi>
                      <mn>2</mn>
                    </msup>
                  </mrow>
                  <mo stretchy="false">+</mo>
                  <mn>...</mn>
                </mrow>
                <mo stretchy="false">+</mo>
                <msup>
                  <mi>r</mi>
                  <mrow>
                    <mrow>
                      <mi>k</mi>
                      <mo stretchy="false">−</mo>
                      <mn>1</mn>
                    </mrow>
                  </mrow>
                </msup>
              </mrow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sup>
                      <mi>r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  <mo stretchy="false">−</mo>
                    <mn>1</mn>
                  </mrow>
                </mrow>
                <mrow>
                  <mrow>
                    <mi>r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row>
                      <mn>1</mn>
                      <mo stretchy="false">+</mo>
                      <mrow>
                        <msup>
                          <mi>c</mi>
                          <mn>2</mn>
                        </msup>
                        <mo stretchy="false">∗</mo>
                        <msup>
                          <mi>c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p>
                      </mrow>
                    </mrow>
                    <mo stretchy="false">−</mo>
                    <mn>1</mn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row>
                      <mn>1</mn>
                      <mo stretchy="false">+</mo>
                      <mrow>
                        <msup>
                          <mi>c</mi>
                          <mn>2</mn>
                        </msup>
                        <mo stretchy="false">∗</mo>
                        <msup>
                          <mi>c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p>
                      </mrow>
                    </mrow>
                    <mo stretchy="false">−</mo>
                    <msup>
                      <mi>c</mi>
                      <mn>2</mn>
                    </msup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=</mo>
                <mfrac>
                  <mrow>
                    <mrow>
                      <mrow>
                        <mn>1</mn>
                        <mo stretchy="false">+</mo>
                        <msup>
                          <mi>c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p>
                      </mrow>
                      <mo stretchy="false">−</mo>
                      <msup>
                        <mi>c</mi>
                        <mn>2</mn>
                      </msup>
                    </mrow>
                  </mrow>
                  <mrow>
                    <mrow>
                      <mi>c</mi>
                      <mo stretchy="false">−</mo>
                      <mn>1</mn>
                    </mrow>
                  </mrow>
                </mfrac>
              </mrow>
              <mo stretchy="false">=</mo>
              <mstyle mathvariant="bold">
                <mrow>
                  <mrow>
                    <mi>Θ</mi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</mrow>
              </mstyle>
            </mrow>
          </mrow>
        </mtd>
      </mtr>
    </mtable>
    <annotation encoding="StarMath 5.0">~=1+r+r^2+...+r^{k-1} newline
~={r^{k-1}-1} over {r-1} newline
~={1+c^2*c^{n-1}-1} over {c-1} newline
~={1+c^2*c^{n-1}-c^2} over {c-1} newline
T_n={1+c^{n+1}-c^2} over {c-1}=bold {Θ(n)}</annotation>
  </semantics>
</math>
</file>

<file path=Object 6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>n</mi>
        </mrow>
        <mo stretchy="false">)</mo>
      </mrow>
    </mrow>
    <annotation encoding="StarMath 5.0">T(n) = Θ(n)</annotation>
  </semantics>
</math>
</file>

<file path=Object 7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>n</mi>
        </mrow>
        <mo stretchy="false">)</mo>
      </mrow>
    </mrow>
    <annotation encoding="StarMath 5.0">T(n) = Θ(n)</annotation>
  </semantics>
</math>
</file>

<file path=Object 8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 mathvariant="italic">quickSort</mi>
          <mrow>
            <mrow>
              <mo stretchy="false">(</mo>
              <mo stretchy="false">)</mo>
            </mrow>
            <mo stretchy="false">+</mo>
            <mi>n</mi>
          </mrow>
        </mrow>
        <mo stretchy="false">)</mo>
      </mrow>
    </mrow>
    <annotation encoding="StarMath 5.0">T(n) = Θ(quickSort()+n)</annotation>
  </semantics>
</math>
</file>

<file path=Object 9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row>
          <mo stretchy="false">(</mo>
          <mrow>
            <mi>n</mi>
          </mrow>
          <mo stretchy="false">)</mo>
        </mrow>
        <mo stretchy="false">+</mo>
        <mn>2T</mn>
      </mrow>
      <mrow>
        <mo stretchy="false">(</mo>
        <mrow>
          <mfrac>
            <mi>n</mi>
            <mn>2</mn>
          </mfrac>
        </mrow>
        <mo stretchy="false">)</mo>
      </mrow>
    </mrow>
    <annotation encoding="StarMath 5.0">T(n) = Θ(n)+2T(n over 2)</annotation>
  </semantics>
</math>
</file>